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styles.xml" manifest:media-type="text/xml"/>
  <manifest:file-entry manifest:full-path="Object 16/" manifest:version="1.2" manifest:media-type="application/vnd.oasis.opendocument.spreadshee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ettings.xml" manifest:media-type="text/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roadcast</text:h>
      <text:h text:style-name="Heading_20_2" text:outline-level="2"><text:s/>Efficiency by number of nodes</text:h>
      <text:p text:style-name="Standard">Constant message size = 100 kB</text:p>
      <text:p text:style-name="Standard"><draw:frame draw:style-name="fr1" draw:name="Object2" text:anchor-type="paragraph" svg:x="1.252in" svg:y="0.0917in" svg:width="4.4445in" svg:height="1.578in" draw:z-index="1"><draw:object xlink:href="./Object 2" xlink:type="simple" xlink:show="embed" xlink:actuate="onLoad"/><draw:image xlink:href="./ObjectReplacements/Object 2" xlink:type="simple" xlink:show="embed" xlink:actuate="onLoad"/></draw:frame>Result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1" text:anchor-type="paragraph" svg:x="0.9484in" svg:y="0.1362in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Chart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3" text:anchor-type="paragraph" svg:x="1.1307in" svg:y="0.1508in" svg:width="6.2917in" svg:height="2.954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nclusion:</text:p>
      <text:p text:style-name="Standard">native MPI_Bcast implementation seems to be slightly better, especially communication costs grows slower with number of nodes than in my implementation. From the other hand native implementation gets really slower for 8 nodes, it is recurrent situation.</text:p>
      <text:p text:style-name="Standard"><text:soft-page-break/></text:p>
      <text:h text:style-name="Heading_20_2" text:outline-level="2">Efficiency by message size</text:h>
      <text:p text:style-name="Standard">Constant number of nodes = 5</text:p>
      <text:p text:style-name="Standard"><draw:frame draw:style-name="fr1" draw:name="Object4" text:anchor-type="paragraph" svg:x="1.3382in" svg:y="0.0799in" svg:width="4.9717in" svg:height="2.6362in" draw:z-index="16"><draw:object xlink:href="./Object 4" xlink:type="simple" xlink:show="embed" xlink:actuate="onLoad"/><draw:image xlink:href="./ObjectReplacements/Object 4" xlink:type="simple" xlink:show="embed" xlink:actuate="onLoad"/></draw:frame>Result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harts:</text:p>
      <text:p text:style-name="Standard"><draw:frame draw:style-name="fr1" draw:name="Object5" text:anchor-type="paragraph" svg:x="0.5571in" svg:y="0.05in" svg:width="6.2984in" svg:height="3.0575in" draw:z-index="3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ct10" text:anchor-type="paragraph" svg:x="0.6382in" svg:y="3.2717in" svg:width="6.2984in" svg:height="3.2075in" draw:z-index="4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text:soft-page-break/>same data, logarithmic scale:</text:p>
      <text:p text:style-name="Standard"><draw:frame draw:style-name="fr1" draw:name="Object6" text:anchor-type="paragraph" svg:x="0.4992in" svg:y="0.1382in" svg:width="6.2992in" svg:height="3.542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<draw:frame draw:style-name="fr1" draw:name="Object7" text:anchor-type="paragraph" svg:x="0.5256in" svg:y="0.3508in" svg:width="6.3035in" svg:height="3.303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Conclusion:</text:p>
      <text:p text:style-name="Standard">In matter of efficiency both implementation behave very similar for small number of nodes. Unfortunately I have got no opportunity to test it with big number of nodes.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Barrier</text:h>
      <text:h text:style-name="Heading_20_2" text:outline-level="2">Efficiency by number of hosts</text:h>
      <text:p text:style-name="Text_20_body"><draw:frame draw:style-name="fr1" draw:name="Object8" text:anchor-type="paragraph" svg:x="2.4043in" svg:y="-0.0516in" svg:width="3.0193in" svg:height="1.3953in" draw:z-index="7"><draw:object xlink:href="./Object 8" xlink:type="simple" xlink:show="embed" xlink:actuate="onLoad"/><draw:image xlink:href="./ObjectReplacements/Object 8" xlink:type="simple" xlink:show="embed" xlink:actuate="onLoad"/></draw:frame>Result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hart:</text:p>
      <text:p text:style-name="Standard"/>
      <text:p text:style-name="Standard"><draw:frame draw:style-name="fr1" draw:name="Object11" text:anchor-type="paragraph" svg:x="0.5264in" svg:y="0.0563in" svg:width="6.2902in" svg:height="3.4453in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/>
      <text:p text:style-name="Standard"/>
      <text:p text:style-name="Standard">Conclusion: My implementation was much quicker. Results even got better trend but probably for thousands of nodes native MPI_Barrier performance would be better, another drawback of my implementation is its centrality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Allgather</text:h>
      <text:h text:style-name="Heading_20_2" text:outline-level="2">Efficiency by number of nodes</text:h>
      <text:p text:style-name="Standard">Constant chunk size = 100 kB</text:p>
      <text:p text:style-name="Standard"><draw:frame draw:style-name="fr1" draw:name="Object16" text:anchor-type="paragraph" svg:x="0.8354in" svg:y="0.0165in" svg:width="5.948in" svg:height="1.6425in" draw:z-index="14"><draw:object xlink:href="./Object 16" xlink:type="simple" xlink:show="embed" xlink:actuate="onLoad"/><draw:image xlink:href="./ObjectReplacements/Object 16" xlink:type="simple" xlink:show="embed" xlink:actuate="onLoad"/></draw:frame>Result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17" text:anchor-type="paragraph" svg:x="0.7819in" svg:y="0.1181in" svg:width="6.302in" svg:height="3.1165in" draw:z-index="15"><draw:object xlink:href="./Object 17" xlink:type="simple" xlink:show="embed" xlink:actuate="onLoad"/><draw:image xlink:href="./ObjectReplacements/Object 17" xlink:type="simple" xlink:show="embed" xlink:actuate="onLoad"/></draw:frame><draw:frame draw:style-name="fr1" draw:name="Object18" text:anchor-type="paragraph" svg:x="0.7819in" svg:y="3.2339in" svg:width="6.302in" svg:height="2.7799in" draw:z-index="17"><draw:object xlink:href="./Object 18" xlink:type="simple" xlink:show="embed" xlink:actuate="onLoad"/><draw:image xlink:href="./ObjectReplacements/Object 18" xlink:type="simple" xlink:show="embed" xlink:actuate="onLoad"/><svg:desc>chart</svg:desc></draw:frame></text:p>
      <text:p text:style-name="Standard">Conclusion: Results are similar to previous ones. Again we can see strange latency peak of native MPI_Allgather implementation for 8 nodes.</text:p>
      <text:p text:style-name="Standard"/>
      <text:p text:style-name="Standard"/>
      <text:p text:style-name="Standard"/>
      <text:h text:style-name="Heading_20_1" text:outline-level="1"><text:soft-page-break/>Efficiency by chunk size</text:h>
      <text:p text:style-name="Text_20_body">Constant number of nodes = 5</text:p>
      <text:p text:style-name="Text_20_body"><draw:frame draw:style-name="fr1" draw:name="Object9" text:anchor-type="paragraph" svg:x="1.3382in" svg:y="0.0791in" svg:width="5.5701in" svg:height="2.6362in" draw:z-index="9"><draw:object xlink:href="./Object 9" xlink:type="simple" xlink:show="embed" xlink:actuate="onLoad"/><draw:image xlink:href="./ObjectReplacements/Object 9" xlink:type="simple" xlink:show="embed" xlink:actuate="onLoad"/></draw:frame>Result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harts</text:p>
      <text:p text:style-name="Standard"><draw:frame draw:style-name="fr1" draw:name="Object12" text:anchor-type="paragraph" svg:x="0.5181in" svg:y="0.0819in" svg:width="6.2984in" svg:height="3.1575in" draw:z-index="10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ct13" text:anchor-type="paragraph" svg:x="0.3528in" svg:y="3.1508in" svg:width="6.2984in" svg:height="3.5429in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text:soft-page-break/></text:p>
      <text:p text:style-name="Standard">Same data logarithmic scale:</text:p>
      <text:p text:style-name="Standard"/>
      <text:p text:style-name="Standard"/>
      <text:p text:style-name="Standard"><draw:frame draw:style-name="fr1" draw:name="Object15" text:anchor-type="paragraph" svg:x="0.5709in" svg:y="3.7728in" svg:width="6.2984in" svg:height="3.5429in" draw:z-index="13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Object14" text:anchor-type="paragraph" svg:x="0.4138in" svg:y="0.1654in" svg:width="6.2984in" svg:height="3.5429in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Conclusion:</text:p>
      <text:p text:style-name="Standard">This time native implementation is slightly better even for small number of node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902in" fo:margin-bottom="0.4902in" fo:margin-left="0.7874in" fo:margin-right="0.4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iec </meta:initial-creator>
    <meta:creation-date>2014-03-23T22:27:25</meta:creation-date>
    <dc:date>2014-03-26T10:37:40</dc:date>
    <dc:creator>janiec </dc:creator>
    <meta:editing-duration>PT19H47M3S</meta:editing-duration>
    <meta:editing-cycles>8</meta:editing-cycles>
    <meta:generator>LibreOffice/3.5$Linux_X86_64 LibreOffice_project/350m1$Build-2</meta:generator>
    <meta:document-statistic meta:table-count="0" meta:image-count="0" meta:object-count="18" meta:page-count="7" meta:paragraph-count="32" meta:word-count="200" meta:character-count="1294" meta:non-whitespace-character-count="11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pline-resolution="10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7.149cm" svg:y="0.932cm" chart:style-name="ch2">
          <text:p>Latency</text:p>
        </chart:title>
        <chart:legend chart:legend-position="end" svg:x="12.941cm" svg:y="3.934cm" style:legend-expansion="high" chart:style-name="ch3"/>
        <chart:plot-area chart:style-name="ch4" chart:data-source-has-labels="both" svg:x="1.314cm" svg:y="1.63cm" svg:width="10.989cm" svg:height="6.225cm">
          <chartooo:coordinate-region svg:x="1.978cm" svg:y="1.839cm" svg:width="10.22cm" svg:height="5.352cm"/>
          <chart:axis chart:dimension="x" chart:name="primary-x" chart:style-name="ch5" chartooo:axis-type="auto">
            <chart:title svg:x="5.54cm" svg:y="8.034cm" chart:style-name="ch6">
              <text:p>number of node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671cm" chart:style-name="ch7">
              <text:p>latency [ms]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D$2:.$D$8" chart:label-cell-address="local-table.$D$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Na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671">
                <text:p>1.671</text:p>
              </table:table-cell>
              <table:table-cell office:value-type="float" office:value="1.6811">
                <text:p>1.68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6191">
                <text:p>1.6191</text:p>
              </table:table-cell>
              <table:table-cell office:value-type="float" office:value="2.03165">
                <text:p>2.03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477">
                <text:p>2.2477</text:p>
              </table:table-cell>
              <table:table-cell office:value-type="float" office:value="1.9749">
                <text:p>1.9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3639">
                <text:p>3.3639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5749">
                <text:p>4.5749</text:p>
              </table:table-cell>
              <table:table-cell office:value-type="float" office:value="3.0577">
                <text:p>3.0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.6647">
                <text:p>4.6647</text:p>
              </table:table-cell>
              <table:table-cell office:value-type="float" office:value="3.5882">
                <text:p>3.5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.7373">
                <text:p>4.7373</text:p>
              </table:table-cell>
              <table:table-cell office:value-type="float" office:value="11.370054">
                <text:p>11.370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147cm" xlink:href="." xlink:type="simple" chart:class="chart:scatter" chart:style-name="ch1">
        <chart:title svg:x="6.793cm" svg:y="0.091cm" chart:style-name="ch2">
          <text:p>bandwidth</text:p>
        </chart:title>
        <chart:legend chart:legend-position="end" svg:x="13.089cm" svg:y="3.508cm" style:legend-expansion="high" chart:style-name="ch3"/>
        <chart:plot-area chart:style-name="ch4" chart:data-source-has-labels="both" svg:x="1.313cm" svg:y="0.663cm" svg:width="11.136cm" svg:height="7.018cm">
          <chartooo:coordinate-region svg:x="2.184cm" svg:y="0.871cm" svg:width="9.746cm" svg:height="6.146cm"/>
          <chart:axis chart:dimension="x" chart:name="primary-x" chart:style-name="ch5" chartooo:axis-type="auto">
            <chart:title svg:x="5.57cm" svg:y="7.447cm" chart:style-name="ch6">
              <text:p>message size [kb]</text:p>
            </chart:title>
            <chart:categories table:cell-range-address="local-table.$A$2:.$A$14"/>
          </chart:axis>
          <chart:axis chart:dimension="y" chart:name="primary-y" chart:style-name="ch5">
            <chart:title svg:x="0.45cm" svg:y="5.484cm" chart:style-name="ch7">
              <text:p>bandwidth [Mbps]</text:p>
            </chart:title>
            <chart:grid chart:style-name="ch8" chart:class="major"/>
          </chart:axis>
          <chart:series chart:style-name="ch9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0" chart:values-cell-range-address="local-table.$D$2:.$D$14" chart:label-cell-address="local-table.$D$1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ulated</text:p>
              </table:table-cell>
              <table:table-cell office:value-type="string">
                <text:p>na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95295">
                <text:p>3.895295</text:p>
              </table:table-cell>
              <table:table-cell office:value-type="float" office:value="46.434975">
                <text:p>46.4349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3.893307">
                <text:p>43.893307</text:p>
              </table:table-cell>
              <table:table-cell office:value-type="float" office:value="51.627541">
                <text:p>51.627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3.681488">
                <text:p>73.681488</text:p>
              </table:table-cell>
              <table:table-cell office:value-type="float" office:value="109.856514">
                <text:p>109.856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48.77301">
                <text:p>148.77301</text:p>
              </table:table-cell>
              <table:table-cell office:value-type="float" office:value="247.291656">
                <text:p>247.291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15.497833">
                <text:p>315.497833</text:p>
              </table:table-cell>
              <table:table-cell office:value-type="float" office:value="439.772522">
                <text:p>439.772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32.084595">
                <text:p>432.084595</text:p>
              </table:table-cell>
              <table:table-cell office:value-type="float" office:value="701.617676">
                <text:p>701.617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49.595764">
                <text:p>549.595764</text:p>
              </table:table-cell>
              <table:table-cell office:value-type="float" office:value="818.233459">
                <text:p>818.233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356.981964">
                <text:p>356.981964</text:p>
              </table:table-cell>
              <table:table-cell office:value-type="float" office:value="357.304565">
                <text:p>357.304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150.944885">
                <text:p>150.944885</text:p>
              </table:table-cell>
              <table:table-cell office:value-type="float" office:value="259.694244">
                <text:p>259.694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95.408035">
                <text:p>195.408035</text:p>
              </table:table-cell>
              <table:table-cell office:value-type="float" office:value="428.562683">
                <text:p>428.562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360.429352">
                <text:p>360.429352</text:p>
              </table:table-cell>
              <table:table-cell office:value-type="float" office:value="336.232086">
                <text:p>336.232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">
                <text:p>5120</text:p>
              </table:table-cell>
              <table:table-cell office:value-type="float" office:value="340.560455">
                <text:p>340.560455</text:p>
              </table:table-cell>
              <table:table-cell office:value-type="float" office:value="422.100342">
                <text:p>422.100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">
                <text:p>10240</text:p>
              </table:table-cell>
              <table:table-cell office:value-type="float" office:value="328.090668">
                <text:p>328.090668</text:p>
              </table:table-cell>
              <table:table-cell office:value-type="float" office:value="337.39389">
                <text:p>337.393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7cm" svg:height="8.75cm" xlink:href="." xlink:type="simple" chart:class="chart:scatter" chart:style-name="ch1">
        <chart:title svg:x="7.109cm" svg:y="0.149cm" chart:style-name="ch2">
          <text:p>Latency</text:p>
        </chart:title>
        <chart:legend chart:legend-position="end" svg:x="12.979cm" svg:y="3.81cm" style:legend-expansion="high" chart:style-name="ch3"/>
        <chart:plot-area chart:style-name="ch4" chart:data-source-has-labels="both" svg:x="1.313cm" svg:y="0.778cm" svg:width="11.026cm" svg:height="6.59cm">
          <chartooo:coordinate-region svg:x="1.977cm" svg:y="0.986cm" svg:width="10.257cm" svg:height="5.718cm"/>
          <chart:axis chart:dimension="x" chart:name="primary-x" chart:style-name="ch5" chartooo:axis-type="auto">
            <chart:title svg:x="5.558cm" svg:y="7.543cm" chart:style-name="ch6">
              <text:p>number of nodes</text:p>
            </chart:title>
            <chart:categories table:cell-range-address="local-table.$A$2:.$A$8"/>
          </chart:axis>
          <chart:axis chart:dimension="y" chart:name="primary-y" chart:style-name="ch5">
            <chart:title svg:x="0.45cm" svg:y="5.002cm" chart:style-name="ch7">
              <text:p>latency [ms]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D$2:.$D$8" chart:label-cell-address="local-table.$D$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ative</text:p>
              </table:table-cell>
              <table:table-cell office:value-type="string">
                <text:p>simul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000183">
                <text:p>2.000183</text:p>
              </table:table-cell>
              <table:table-cell office:value-type="float" office:value="0.106443">
                <text:p>0.1064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843018">
                <text:p>4.843018</text:p>
              </table:table-cell>
              <table:table-cell office:value-type="float" office:value="0.510336">
                <text:p>0.510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260961">
                <text:p>5.260961</text:p>
              </table:table-cell>
              <table:table-cell office:value-type="float" office:value="0.463259">
                <text:p>0.463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658088">
                <text:p>5.658088</text:p>
              </table:table-cell>
              <table:table-cell office:value-type="float" office:value="0.766366">
                <text:p>0.766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.133344">
                <text:p>7.133344</text:p>
              </table:table-cell>
              <table:table-cell office:value-type="float" office:value="1.760902">
                <text:p>1.760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.687277">
                <text:p>8.687277</text:p>
              </table:table-cell>
              <table:table-cell office:value-type="float" office:value="1.155371">
                <text:p>1.155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.342397">
                <text:p>12.342397</text:p>
              </table:table-cell>
              <table:table-cell office:value-type="float" office:value="2.80749">
                <text:p>2.807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02cm" xlink:href="." xlink:type="simple" chart:class="chart:scatter" chart:style-name="ch1">
        <chart:title svg:x="7.089cm" svg:y="-0.002cm" chart:style-name="ch2">
          <text:p>Latency</text:p>
        </chart:title>
        <chart:legend chart:legend-position="end" svg:x="13cm" svg:y="3.445cm" style:legend-expansion="high" chart:style-name="ch3"/>
        <chart:plot-area chart:style-name="ch4" chart:data-source-has-labels="both" svg:x="1.313cm" svg:y="0.603cm" svg:width="11.046cm" svg:height="7.058cm">
          <chartooo:coordinate-region svg:x="2.391cm" svg:y="0.811cm" svg:width="9.449cm" svg:height="6.186cm"/>
          <chart:axis chart:dimension="x" chart:name="primary-x" chart:style-name="ch5" chartooo:axis-type="auto">
            <chart:title svg:x="5.372cm" svg:y="7.417cm" chart:style-name="ch6">
              <text:p>chunksage size [kB]</text:p>
            </chart:title>
            <chart:categories table:cell-range-address="local-table.$A$2:.$A$14"/>
          </chart:axis>
          <chart:axis chart:dimension="y" chart:name="primary-y" chart:style-name="ch5">
            <chart:title svg:x="0.45cm" svg:y="5.061cm" chart:style-name="ch7">
              <text:p>latency [ms]</text:p>
            </chart:title>
            <chart:grid chart:style-name="ch8" chart:class="major"/>
          </chart:axis>
          <chart:series chart:style-name="ch9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0" chart:values-cell-range-address="local-table.$D$2:.$D$14" chart:label-cell-address="local-table.$D$1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na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375405">
                <text:p>9.375405</text:p>
              </table:table-cell>
              <table:table-cell office:value-type="float" office:value="9.396005">
                <text:p>9.3960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31309">
                <text:p>9.831309</text:p>
              </table:table-cell>
              <table:table-cell office:value-type="float" office:value="8.676887">
                <text:p>8.676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.92162">
                <text:p>11.92162</text:p>
              </table:table-cell>
              <table:table-cell office:value-type="float" office:value="8.958912">
                <text:p>8.958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8.677902">
                <text:p>18.677902</text:p>
              </table:table-cell>
              <table:table-cell office:value-type="float" office:value="8.925796">
                <text:p>8.925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6.761103">
                <text:p>26.761103</text:p>
              </table:table-cell>
              <table:table-cell office:value-type="float" office:value="9.769201">
                <text:p>9.769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0.758087">
                <text:p>40.758087</text:p>
              </table:table-cell>
              <table:table-cell office:value-type="float" office:value="17.551899">
                <text:p>17.551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2.007301">
                <text:p>72.007301</text:p>
              </table:table-cell>
              <table:table-cell office:value-type="float" office:value="27.817202">
                <text:p>27.817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69.711487">
                <text:p>169.711487</text:p>
              </table:table-cell>
              <table:table-cell office:value-type="float" office:value="101.736191">
                <text:p>101.736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397.578186">
                <text:p>397.578186</text:p>
              </table:table-cell>
              <table:table-cell office:value-type="float" office:value="194.277908">
                <text:p>194.277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706.26239">
                <text:p>706.26239</text:p>
              </table:table-cell>
              <table:table-cell office:value-type="float" office:value="1018.518311">
                <text:p>1018.518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1494.720459">
                <text:p>1494.720459</text:p>
              </table:table-cell>
              <table:table-cell office:value-type="float" office:value="1954.041626">
                <text:p>1954.0416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">
                <text:p>5120</text:p>
              </table:table-cell>
              <table:table-cell office:value-type="float" office:value="3770.473633">
                <text:p>3770.473633</text:p>
              </table:table-cell>
              <table:table-cell office:value-type="float" office:value="3270.132568">
                <text:p>3270.132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">
                <text:p>10240</text:p>
              </table:table-cell>
              <table:table-cell office:value-type="float" office:value="7784.272949">
                <text:p>7784.272949</text:p>
              </table:table-cell>
              <table:table-cell office:value-type="float" office:value="5863.815918">
                <text:p>5863.81591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6.877cm" svg:y="0cm" chart:style-name="ch2">
          <text:p>bandwidth</text:p>
        </chart:title>
        <chart:legend chart:legend-position="end" svg:x="13cm" svg:y="3.934cm" style:legend-expansion="high" chart:style-name="ch3"/>
        <chart:plot-area chart:style-name="ch4" chart:data-source-has-labels="both" svg:x="1.313cm" svg:y="0.81cm" svg:width="11.047cm" svg:height="7.292cm">
          <chartooo:coordinate-region svg:x="2.184cm" svg:y="1.018cm" svg:width="9.657cm" svg:height="6.42cm"/>
          <chart:axis chart:dimension="x" chart:name="primary-x" chart:style-name="ch5" chartooo:axis-type="auto">
            <chart:title svg:x="5.673cm" svg:y="8.302cm" chart:style-name="ch6">
              <text:p>chunk size [kB]</text:p>
            </chart:title>
            <chart:categories table:cell-range-address="local-table.$A$2:.$A$14"/>
          </chart:axis>
          <chart:axis chart:dimension="y" chart:name="primary-y" chart:style-name="ch5">
            <chart:title svg:x="0.45cm" svg:y="5.768cm" chart:style-name="ch7">
              <text:p>bandwidth [Mbps]</text:p>
            </chart:title>
            <chart:grid chart:style-name="ch8" chart:class="major"/>
          </chart:axis>
          <chart:series chart:style-name="ch9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0" chart:values-cell-range-address="local-table.$D$2:.$D$14" chart:label-cell-address="local-table.$D$1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na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332757">
                <text:p>13.332757</text:p>
              </table:table-cell>
              <table:table-cell office:value-type="float" office:value="13.303527">
                <text:p>13.3035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428963">
                <text:p>25.428963</text:p>
              </table:table-cell>
              <table:table-cell office:value-type="float" office:value="28.812178">
                <text:p>28.812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2.425758">
                <text:p>52.425758</text:p>
              </table:table-cell>
              <table:table-cell office:value-type="float" office:value="69.762939">
                <text:p>69.762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6.924004">
                <text:p>66.924004</text:p>
              </table:table-cell>
              <table:table-cell office:value-type="float" office:value="140.043533">
                <text:p>140.043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3.419167">
                <text:p>93.419167</text:p>
              </table:table-cell>
              <table:table-cell office:value-type="float" office:value="255.906281">
                <text:p>255.906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53.343811">
                <text:p>153.343811</text:p>
              </table:table-cell>
              <table:table-cell office:value-type="float" office:value="356.086823">
                <text:p>356.0868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3.593521">
                <text:p>173.593521</text:p>
              </table:table-cell>
              <table:table-cell office:value-type="float" office:value="449.362244">
                <text:p>449.362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47.308823">
                <text:p>147.308823</text:p>
              </table:table-cell>
              <table:table-cell office:value-type="float" office:value="245.733597">
                <text:p>245.733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157.201782">
                <text:p>157.201782</text:p>
              </table:table-cell>
              <table:table-cell office:value-type="float" office:value="321.704102">
                <text:p>321.704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81.235764">
                <text:p>181.235764</text:p>
              </table:table-cell>
              <table:table-cell office:value-type="float" office:value="125.672752">
                <text:p>125.6727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171.26947">
                <text:p>171.26947</text:p>
              </table:table-cell>
              <table:table-cell office:value-type="float" office:value="131.010513">
                <text:p>131.010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">
                <text:p>5120</text:p>
              </table:table-cell>
              <table:table-cell office:value-type="float" office:value="169.739944">
                <text:p>169.739944</text:p>
              </table:table-cell>
              <table:table-cell office:value-type="float" office:value="195.710724">
                <text:p>195.7107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">
                <text:p>10240</text:p>
              </table:table-cell>
              <table:table-cell office:value-type="float" office:value="164.434113">
                <text:p>164.434113</text:p>
              </table:table-cell>
              <table:table-cell office:value-type="float" office:value="218.287888">
                <text:p>218.28788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7.089cm" svg:y="0.314cm" chart:style-name="ch2">
          <text:p>Latency</text:p>
        </chart:title>
        <chart:legend chart:legend-position="end" svg:x="13cm" svg:y="3.934cm" style:legend-expansion="high" chart:style-name="ch3"/>
        <chart:plot-area chart:style-name="ch4" chart:data-source-has-labels="both" svg:x="1.314cm" svg:y="1.63cm" svg:width="11.048cm" svg:height="6.225cm">
          <chartooo:coordinate-region svg:x="2.599cm" svg:y="1.838cm" svg:width="9.141cm" svg:height="5.353cm"/>
          <chart:axis chart:dimension="x" chart:name="primary-x" chart:style-name="ch5" chartooo:axis-type="auto">
            <chart:title svg:x="5.673cm" svg:y="8.034cm" chart:style-name="ch6">
              <text:p>chunk size [kB]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5.671cm" chart:style-name="ch8">
              <text:p>latency [ms]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D$2:.$D$14" chart:label-cell-address="local-table.$D$1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na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.375405">
                <text:p>9.375405</text:p>
              </table:table-cell>
              <table:table-cell office:value-type="float" office:value="9.396005">
                <text:p>9.3960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831309">
                <text:p>9.831309</text:p>
              </table:table-cell>
              <table:table-cell office:value-type="float" office:value="8.676887">
                <text:p>8.676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.92162">
                <text:p>11.92162</text:p>
              </table:table-cell>
              <table:table-cell office:value-type="float" office:value="8.958912">
                <text:p>8.958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8.677902">
                <text:p>18.677902</text:p>
              </table:table-cell>
              <table:table-cell office:value-type="float" office:value="8.925796">
                <text:p>8.925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6.761103">
                <text:p>26.761103</text:p>
              </table:table-cell>
              <table:table-cell office:value-type="float" office:value="9.769201">
                <text:p>9.769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0.758087">
                <text:p>40.758087</text:p>
              </table:table-cell>
              <table:table-cell office:value-type="float" office:value="17.551899">
                <text:p>17.551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2.007301">
                <text:p>72.007301</text:p>
              </table:table-cell>
              <table:table-cell office:value-type="float" office:value="27.817202">
                <text:p>27.817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69.711487">
                <text:p>169.711487</text:p>
              </table:table-cell>
              <table:table-cell office:value-type="float" office:value="101.736191">
                <text:p>101.736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397.578186">
                <text:p>397.578186</text:p>
              </table:table-cell>
              <table:table-cell office:value-type="float" office:value="194.277908">
                <text:p>194.277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706.26239">
                <text:p>706.26239</text:p>
              </table:table-cell>
              <table:table-cell office:value-type="float" office:value="1018.518311">
                <text:p>1018.518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1494.720459">
                <text:p>1494.720459</text:p>
              </table:table-cell>
              <table:table-cell office:value-type="float" office:value="1954.041626">
                <text:p>1954.0416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">
                <text:p>5120</text:p>
              </table:table-cell>
              <table:table-cell office:value-type="float" office:value="3770.473633">
                <text:p>3770.473633</text:p>
              </table:table-cell>
              <table:table-cell office:value-type="float" office:value="3270.132568">
                <text:p>3270.132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">
                <text:p>10240</text:p>
              </table:table-cell>
              <table:table-cell office:value-type="float" office:value="7784.272949">
                <text:p>7784.272949</text:p>
              </table:table-cell>
              <table:table-cell office:value-type="float" office:value="5863.815918">
                <text:p>5863.81591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6.823cm" svg:y="0.314cm" chart:style-name="ch2">
          <text:p>bandwidth</text:p>
        </chart:title>
        <chart:legend chart:legend-position="end" svg:x="13cm" svg:y="3.934cm" style:legend-expansion="high" chart:style-name="ch3"/>
        <chart:plot-area chart:style-name="ch4" chart:data-source-has-labels="both" svg:x="1.314cm" svg:y="1.63cm" svg:width="11.048cm" svg:height="6.225cm">
          <chartooo:coordinate-region svg:x="2.392cm" svg:y="1.839cm" svg:width="9.348cm" svg:height="5.352cm"/>
          <chart:axis chart:dimension="x" chart:name="primary-x" chart:style-name="ch5" chartooo:axis-type="auto">
            <chart:title svg:x="5.673cm" svg:y="8.034cm" chart:style-name="ch6">
              <text:p>chunk size [kB]</text:p>
            </chart:title>
            <chart:categories table:cell-range-address="local-table.$A$2:.$A$14"/>
          </chart:axis>
          <chart:axis chart:dimension="y" chart:name="primary-y" chart:style-name="ch5">
            <chart:title svg:x="0.451cm" svg:y="6.054cm" chart:style-name="ch7">
              <text:p>bandwidth [Mbps]</text:p>
            </chart:title>
            <chart:grid chart:style-name="ch8" chart:class="major"/>
          </chart:axis>
          <chart:series chart:style-name="ch9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0" chart:values-cell-range-address="local-table.$D$2:.$D$14" chart:label-cell-address="local-table.$D$1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na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332757">
                <text:p>13.332757</text:p>
              </table:table-cell>
              <table:table-cell office:value-type="float" office:value="13.303527">
                <text:p>13.3035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428963">
                <text:p>25.428963</text:p>
              </table:table-cell>
              <table:table-cell office:value-type="float" office:value="28.812178">
                <text:p>28.812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2.425758">
                <text:p>52.425758</text:p>
              </table:table-cell>
              <table:table-cell office:value-type="float" office:value="69.762939">
                <text:p>69.762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6.924004">
                <text:p>66.924004</text:p>
              </table:table-cell>
              <table:table-cell office:value-type="float" office:value="140.043533">
                <text:p>140.043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3.419167">
                <text:p>93.419167</text:p>
              </table:table-cell>
              <table:table-cell office:value-type="float" office:value="255.906281">
                <text:p>255.906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53.343811">
                <text:p>153.343811</text:p>
              </table:table-cell>
              <table:table-cell office:value-type="float" office:value="356.086823">
                <text:p>356.0868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3.593521">
                <text:p>173.593521</text:p>
              </table:table-cell>
              <table:table-cell office:value-type="float" office:value="449.362244">
                <text:p>449.362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47.308823">
                <text:p>147.308823</text:p>
              </table:table-cell>
              <table:table-cell office:value-type="float" office:value="245.733597">
                <text:p>245.733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157.201782">
                <text:p>157.201782</text:p>
              </table:table-cell>
              <table:table-cell office:value-type="float" office:value="321.704102">
                <text:p>321.704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81.235764">
                <text:p>181.235764</text:p>
              </table:table-cell>
              <table:table-cell office:value-type="float" office:value="125.672752">
                <text:p>125.6727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171.26947">
                <text:p>171.26947</text:p>
              </table:table-cell>
              <table:table-cell office:value-type="float" office:value="131.010513">
                <text:p>131.010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">
                <text:p>5120</text:p>
              </table:table-cell>
              <table:table-cell office:value-type="float" office:value="169.739944">
                <text:p>169.739944</text:p>
              </table:table-cell>
              <table:table-cell office:value-type="float" office:value="195.710724">
                <text:p>195.7107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">
                <text:p>10240</text:p>
              </table:table-cell>
              <table:table-cell office:value-type="float" office:value="164.434113">
                <text:p>164.434113</text:p>
              </table:table-cell>
              <table:table-cell office:value-type="float" office:value="218.287888">
                <text:p>218.2878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1.7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4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5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latency </text:p>
          </table:table-cell>
          <table:table-cell/>
          <table:table-cell table:style-name="ce2" office:value-type="string">
            <text:p>bandwidth 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number of nodes</text:p>
          </table:table-cell>
          <table:table-cell office:value-type="string">
            <text:p>simulation</text:p>
          </table:table-cell>
          <table:table-cell office:value-type="string">
            <text:p>native</text:p>
          </table:table-cell>
          <table:table-cell table:style-name="ce2" office:value-type="string">
            <text:p>simulation</text:p>
          </table:table-cell>
          <table:table-cell office:value-type="string">
            <text:p>native</text:p>
          </table:table-cell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float" office:value="11.529803">
            <text:p>11.529803</text:p>
          </table:table-cell>
          <table:table-cell office:value-type="float" office:value="10.482287">
            <text:p>10.482287</text:p>
          </table:table-cell>
          <table:table-cell office:value-type="float" office:value="67.759178">
            <text:p>67.759178</text:p>
          </table:table-cell>
          <table:table-cell office:value-type="float" office:value="74.530487">
            <text:p>74.530487</text:p>
          </table:table-cell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float" office:value="34.702991">
            <text:p>34.702991</text:p>
          </table:table-cell>
          <table:table-cell office:value-type="float" office:value="30.147409">
            <text:p>30.147409</text:p>
          </table:table-cell>
          <table:table-cell office:value-type="float" office:value="90.049873">
            <text:p>90.049873</text:p>
          </table:table-cell>
          <table:table-cell office:value-type="float" office:value="103.657333">
            <text:p>103.657333</text:p>
          </table:table-cell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float" office:value="38.109612">
            <text:p>38.109612</text:p>
          </table:table-cell>
          <table:table-cell office:value-type="float" office:value="87.081001">
            <text:p>87.081001</text:p>
          </table:table-cell>
          <table:table-cell office:value-type="float" office:value="184.500702">
            <text:p>184.500702</text:p>
          </table:table-cell>
          <table:table-cell office:value-type="float" office:value="80.74379">
            <text:p>80.74379</text:p>
          </table:table-cell>
        </table:table-row>
        <table:table-row table:style-name="ro3">
          <table:table-cell table:number-columns-repeated="3"/>
          <table:table-cell office:value-type="float" office:value="5">
            <text:p>5</text:p>
          </table:table-cell>
          <table:table-cell office:value-type="float" office:value="54.007103">
            <text:p>54.007103</text:p>
          </table:table-cell>
          <table:table-cell office:value-type="float" office:value="114.74469">
            <text:p>114.74469</text:p>
          </table:table-cell>
          <table:table-cell office:value-type="float" office:value="231.45105">
            <text:p>231.45105</text:p>
          </table:table-cell>
          <table:table-cell office:value-type="float" office:value="108.937508">
            <text:p>108.937508</text:p>
          </table:table-cell>
        </table:table-row>
        <table:table-row table:style-name="ro3">
          <table:table-cell table:number-columns-repeated="3"/>
          <table:table-cell office:value-type="float" office:value="6">
            <text:p>6</text:p>
          </table:table-cell>
          <table:table-cell office:value-type="float" office:value="70.377205">
            <text:p>70.377205</text:p>
          </table:table-cell>
          <table:table-cell office:value-type="float" office:value="179.2397">
            <text:p>179.2397</text:p>
          </table:table-cell>
          <table:table-cell office:value-type="float" office:value="277.522369">
            <text:p>277.522369</text:p>
          </table:table-cell>
          <table:table-cell office:value-type="float" office:value="108.967209">
            <text:p>108.967209</text:p>
          </table:table-cell>
        </table:table-row>
        <table:table-row table:style-name="ro3">
          <table:table-cell table:number-columns-repeated="3"/>
          <table:table-cell office:value-type="float" office:value="7">
            <text:p>7</text:p>
          </table:table-cell>
          <table:table-cell office:value-type="float" office:value="437.027008">
            <text:p>437.027008</text:p>
          </table:table-cell>
          <table:table-cell office:value-type="float" office:value="242.702606">
            <text:p>242.702606</text:p>
          </table:table-cell>
          <table:table-cell office:value-type="float" office:value="64.355293">
            <text:p>64.355293</text:p>
          </table:table-cell>
          <table:table-cell office:value-type="float" office:value="115.882561">
            <text:p>115.882561</text:p>
          </table:table-cell>
        </table:table-row>
        <table:table-row table:style-name="ro3">
          <table:table-cell table:number-columns-repeated="3"/>
          <table:table-cell office:value-type="float" office:value="8">
            <text:p>8</text:p>
          </table:table-cell>
          <table:table-cell office:value-type="float" office:value="235.218185">
            <text:p>235.218185</text:p>
          </table:table-cell>
          <table:table-cell office:value-type="float" office:value="649.513184">
            <text:p>649.513184</text:p>
          </table:table-cell>
          <table:table-cell office:value-type="float" office:value="162.747833">
            <text:p>162.747833</text:p>
          </table:table-cell>
          <table:table-cell office:value-type="float" office:value="58.93837">
            <text:p>58.93837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7.916cm" xlink:href="." xlink:type="simple" chart:class="chart:scatter" chart:style-name="ch1">
        <chart:title svg:x="7.184cm" svg:y="-0.047cm" chart:style-name="ch2">
          <text:p>Latency</text:p>
        </chart:title>
        <chart:legend chart:legend-position="end" svg:x="13.009cm" svg:y="3.393cm" style:legend-expansion="high" chart:style-name="ch3"/>
        <chart:plot-area chart:style-name="ch4" chart:data-source-has-labels="both" svg:x="1.313cm" svg:y="0.475cm" svg:width="11.05cm" svg:height="7.082cm">
          <chartooo:coordinate-region svg:x="2.184cm" svg:y="0.684cm" svg:width="10.074cm" svg:height="6.209cm"/>
          <chart:axis chart:dimension="x" chart:name="primary-x" chart:style-name="ch5" chartooo:axis-type="auto">
            <chart:title svg:x="5.78cm" svg:y="7.403cm" chart:style-name="ch6">
              <text:p>number of nodes</text:p>
            </chart:title>
            <chart:categories table:cell-range-address="local-table.$A$2:.$A$8"/>
          </chart:axis>
          <chart:axis chart:dimension="y" chart:name="primary-y" chart:style-name="ch5">
            <chart:title svg:x="0.449cm" svg:y="4.945cm" chart:style-name="ch7">
              <text:p>latency [ms]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D$2:.$D$8" chart:label-cell-address="local-table.$D$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na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529803">
                <text:p>11.529803</text:p>
              </table:table-cell>
              <table:table-cell office:value-type="float" office:value="10.482287">
                <text:p>10.4822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4.702991">
                <text:p>34.702991</text:p>
              </table:table-cell>
              <table:table-cell office:value-type="float" office:value="30.147409">
                <text:p>30.147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8.109612">
                <text:p>38.109612</text:p>
              </table:table-cell>
              <table:table-cell office:value-type="float" office:value="87.081001">
                <text:p>87.081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4.007103">
                <text:p>54.007103</text:p>
              </table:table-cell>
              <table:table-cell office:value-type="float" office:value="114.74469">
                <text:p>114.74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0.377205">
                <text:p>70.377205</text:p>
              </table:table-cell>
              <table:table-cell office:value-type="float" office:value="179.2397">
                <text:p>179.2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37.027008">
                <text:p>437.027008</text:p>
              </table:table-cell>
              <table:table-cell office:value-type="float" office:value="242.702606">
                <text:p>242.702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35.218185">
                <text:p>235.218185</text:p>
              </table:table-cell>
              <table:table-cell office:value-type="float" office:value="649.513184">
                <text:p>649.51318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7.06cm" xlink:href="." xlink:type="simple" chart:class="chart:scatter" chart:style-name="ch1">
        <chart:title svg:x="6.797cm" svg:y="-0.084cm" chart:style-name="ch2">
          <text:p>Bandwidth</text:p>
        </chart:title>
        <chart:legend chart:legend-position="end" svg:x="13.009cm" svg:y="2.965cm" style:legend-expansion="high" chart:style-name="ch3"/>
        <chart:plot-area chart:style-name="ch4" chart:data-source-has-labels="both" svg:x="1.313cm" svg:y="0.401cm" svg:width="11.051cm" svg:height="6.145cm">
          <chartooo:coordinate-region svg:x="2.184cm" svg:y="0.609cm" svg:width="10.075cm" svg:height="5.273cm"/>
          <chart:axis chart:dimension="x" chart:name="primary-x" chart:style-name="ch5" chartooo:axis-type="auto">
            <chart:title svg:x="5.574cm" svg:y="6.573cm" chart:style-name="ch6">
              <text:p>number of nodes</text:p>
            </chart:title>
            <chart:categories table:cell-range-address="local-table.$A$2:.$A$8"/>
          </chart:axis>
          <chart:axis chart:dimension="y" chart:name="primary-y" chart:style-name="ch5">
            <chart:title svg:x="0.449cm" svg:y="4.785cm" chart:style-name="ch7">
              <text:p>bandwidth [Mbps]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D$2:.$D$8" chart:label-cell-address="local-table.$D$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na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7.759178">
                <text:p>67.759178</text:p>
              </table:table-cell>
              <table:table-cell office:value-type="float" office:value="74.530487">
                <text:p>74.5304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0.049873">
                <text:p>90.049873</text:p>
              </table:table-cell>
              <table:table-cell office:value-type="float" office:value="103.657333">
                <text:p>103.657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4.500702">
                <text:p>184.500702</text:p>
              </table:table-cell>
              <table:table-cell office:value-type="float" office:value="80.74379">
                <text:p>80.74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31.45105">
                <text:p>231.45105</text:p>
              </table:table-cell>
              <table:table-cell office:value-type="float" office:value="108.937508">
                <text:p>108.937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77.522369">
                <text:p>277.522369</text:p>
              </table:table-cell>
              <table:table-cell office:value-type="float" office:value="108.967209">
                <text:p>108.967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4.355293">
                <text:p>64.355293</text:p>
              </table:table-cell>
              <table:table-cell office:value-type="float" office:value="115.882561">
                <text:p>115.882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62.747833">
                <text:p>162.747833</text:p>
              </table:table-cell>
              <table:table-cell office:value-type="float" office:value="58.93837">
                <text:p>58.9383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latency [ms]</text:p>
          </table:table-cell>
          <table:table-cell/>
          <table:table-cell office:value-type="string">
            <text:p>bandwidth [Mbps]</text:p>
          </table:table-cell>
          <table:table-cell/>
        </table:table-row>
        <table:table-row table:style-name="ro2">
          <table:table-cell office:value-type="string">
            <text:p>no. of nodes</text:p>
          </table:table-cell>
          <table:table-cell office:value-type="string">
            <text:p>simulation</text:p>
          </table:table-cell>
          <table:table-cell office:value-type="string">
            <text:p>native</text:p>
          </table:table-cell>
          <table:table-cell office:value-type="string">
            <text:p>simulation</text:p>
          </table:table-cell>
          <table:table-cell office:value-type="string">
            <text:p>nativ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671">
            <text:p>1.671</text:p>
          </table:table-cell>
          <table:table-cell office:value-type="float" office:value="1.6811">
            <text:p>1.6811</text:p>
          </table:table-cell>
          <table:table-cell office:value-type="float" office:value="467.49">
            <text:p>467.49</text:p>
          </table:table-cell>
          <table:table-cell office:value-type="float" office:value="464.7">
            <text:p>464.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6191">
            <text:p>1.6191</text:p>
          </table:table-cell>
          <table:table-cell office:value-type="float" office:value="2.03165">
            <text:p>2.03165</text:p>
          </table:table-cell>
          <table:table-cell office:value-type="float" office:value="965.26">
            <text:p>965.26</text:p>
          </table:table-cell>
          <table:table-cell office:value-type="float" office:value="769.08">
            <text:p>769.0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.2477">
            <text:p>2.2477</text:p>
          </table:table-cell>
          <table:table-cell office:value-type="float" office:value="1.9749">
            <text:p>1.9749</text:p>
          </table:table-cell>
          <table:table-cell office:value-type="float" office:value="1042.71">
            <text:p>1042.71</text:p>
          </table:table-cell>
          <table:table-cell office:value-type="float" office:value="1042.73">
            <text:p>1042.7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3639">
            <text:p>3.3639</text:p>
          </table:table-cell>
          <table:table-cell office:value-type="float" office:value="2.335">
            <text:p>2.335</text:p>
          </table:table-cell>
          <table:table-cell office:value-type="float" office:value="960.68">
            <text:p>960.68</text:p>
          </table:table-cell>
          <table:table-cell office:value-type="float" office:value="1404.55">
            <text:p>1404.5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.5749">
            <text:p>4.5749</text:p>
          </table:table-cell>
          <table:table-cell office:value-type="float" office:value="3.0577">
            <text:p>3.0577</text:p>
          </table:table-cell>
          <table:table-cell office:value-type="float" office:value="853.84">
            <text:p>853.84</text:p>
          </table:table-cell>
          <table:table-cell office:value-type="float" office:value="1277.51">
            <text:p>1277.5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.6647">
            <text:p>4.6647</text:p>
          </table:table-cell>
          <table:table-cell office:value-type="float" office:value="3.5882">
            <text:p>3.5882</text:p>
          </table:table-cell>
          <table:table-cell office:value-type="float" office:value="1004.87">
            <text:p>1004.87</text:p>
          </table:table-cell>
          <table:table-cell office:value-type="float" office:value="1157.28">
            <text:p>1157.2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.7373">
            <text:p>4.7373</text:p>
          </table:table-cell>
          <table:table-cell office:value-type="float" office:value="11.370054">
            <text:p>11.370054</text:p>
          </table:table-cell>
          <table:table-cell office:value-type="float" office:value="1154.37">
            <text:p>1154.37</text:p>
          </table:table-cell>
          <table:table-cell office:value-type="float" office:value="480.98">
            <text:p>480.98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7.503cm" xlink:href="." xlink:type="simple" chart:class="chart:scatter" chart:style-name="ch1">
        <chart:title svg:x="6.784cm" svg:y="-0.039cm" chart:style-name="ch2">
          <text:p>Bandwidth</text:p>
        </chart:title>
        <chart:legend chart:legend-position="end" svg:x="12.982cm" svg:y="3.186cm" style:legend-expansion="high" chart:style-name="ch3"/>
        <chart:plot-area chart:style-name="ch4" chart:data-source-has-labels="both" svg:x="1.313cm" svg:y="0.823cm" svg:width="11.027cm" svg:height="6.176cm">
          <chartooo:coordinate-region svg:x="2.391cm" svg:y="1.031cm" svg:width="9.844cm" svg:height="5.304cm"/>
          <chart:axis chart:dimension="x" chart:name="primary-x" chart:style-name="ch5" chartooo:axis-type="auto">
            <chart:title svg:x="5.559cm" svg:y="6.869cm" chart:style-name="ch6">
              <text:p>number of nodes</text:p>
            </chart:title>
            <chart:categories table:cell-range-address="local-table.$A$2:.$A$8"/>
          </chart:axis>
          <chart:axis chart:dimension="y" chart:name="primary-y" chart:style-name="ch5">
            <chart:title svg:x="0.45cm" svg:y="5.238cm" chart:style-name="ch7">
              <text:p>Bandwidth [Mbps]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D$2:.$D$8" chart:label-cell-address="local-table.$D$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na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67.49">
                <text:p>467.49</text:p>
              </table:table-cell>
              <table:table-cell office:value-type="float" office:value="464.7">
                <text:p>464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65.26">
                <text:p>965.26</text:p>
              </table:table-cell>
              <table:table-cell office:value-type="float" office:value="769.08">
                <text:p>769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42.71">
                <text:p>1042.71</text:p>
              </table:table-cell>
              <table:table-cell office:value-type="float" office:value="1042.73">
                <text:p>1042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60.68">
                <text:p>960.68</text:p>
              </table:table-cell>
              <table:table-cell office:value-type="float" office:value="1404.55">
                <text:p>1404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53.84">
                <text:p>853.84</text:p>
              </table:table-cell>
              <table:table-cell office:value-type="float" office:value="1277.51">
                <text:p>1277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04.87">
                <text:p>1004.87</text:p>
              </table:table-cell>
              <table:table-cell office:value-type="float" office:value="1157.28">
                <text:p>1157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54.37">
                <text:p>1154.37</text:p>
              </table:table-cell>
              <table:table-cell office:value-type="float" office:value="480.98">
                <text:p>480.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8"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latency[ms]</text:p>
          </table:table-cell>
          <table:table-cell/>
          <table:table-cell office:value-type="string">
            <text:p>bandwidth[Mbps]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message size [kB]</text:p>
          </table:table-cell>
          <table:table-cell office:value-type="string">
            <text:p>simulated</text:p>
          </table:table-cell>
          <table:table-cell office:value-type="string">
            <text:p>native</text:p>
          </table:table-cell>
          <table:table-cell office:value-type="string">
            <text:p>simulated</text:p>
          </table:table-cell>
          <table:table-cell office:value-type="string">
            <text:p>native</text:p>
          </table:table-cell>
        </table:table-row>
        <table:table-row table:style-name="ro3">
          <table:table-cell table:number-columns-repeated="4"/>
          <table:table-cell office:value-type="float" office:value="1">
            <text:p>1</text:p>
          </table:table-cell>
          <table:table-cell office:value-type="float" office:value="8.022499">
            <text:p>8.022499</text:p>
          </table:table-cell>
          <table:table-cell office:value-type="float" office:value="0.672984">
            <text:p>0.672984</text:p>
          </table:table-cell>
          <table:table-cell office:value-type="float" office:value="3.895295">
            <text:p>3.895295</text:p>
          </table:table-cell>
          <table:table-cell office:value-type="float" office:value="46.434975">
            <text:p>46.434975</text:p>
          </table:table-cell>
        </table:table-row>
        <table:table-row table:style-name="ro3">
          <table:table-cell table:number-columns-repeated="4"/>
          <table:table-cell office:value-type="float" office:value="2">
            <text:p>2</text:p>
          </table:table-cell>
          <table:table-cell office:value-type="float" office:value="1.423907">
            <text:p>1.423907</text:p>
          </table:table-cell>
          <table:table-cell office:value-type="float" office:value="1.210594">
            <text:p>1.210594</text:p>
          </table:table-cell>
          <table:table-cell office:value-type="float" office:value="43.893307">
            <text:p>43.893307</text:p>
          </table:table-cell>
          <table:table-cell office:value-type="float" office:value="51.627541">
            <text:p>51.627541</text:p>
          </table:table-cell>
        </table:table-row>
        <table:table-row table:style-name="ro3">
          <table:table-cell table:number-columns-repeated="4"/>
          <table:table-cell office:value-type="float" office:value="5">
            <text:p>5</text:p>
          </table:table-cell>
          <table:table-cell office:value-type="float" office:value="2.120614">
            <text:p>2.120614</text:p>
          </table:table-cell>
          <table:table-cell office:value-type="float" office:value="1.42231">
            <text:p>1.42231</text:p>
          </table:table-cell>
          <table:table-cell office:value-type="float" office:value="73.681488">
            <text:p>73.681488</text:p>
          </table:table-cell>
          <table:table-cell office:value-type="float" office:value="109.856514">
            <text:p>109.856514</text:p>
          </table:table-cell>
        </table:table-row>
        <table:table-row table:style-name="ro3">
          <table:table-cell table:number-columns-repeated="4"/>
          <table:table-cell office:value-type="float" office:value="10">
            <text:p>10</text:p>
          </table:table-cell>
          <table:table-cell office:value-type="float" office:value="2.100515">
            <text:p>2.100515</text:p>
          </table:table-cell>
          <table:table-cell office:value-type="float" office:value="1.26369">
            <text:p>1.26369</text:p>
          </table:table-cell>
          <table:table-cell office:value-type="float" office:value="148.77301">
            <text:p>148.77301</text:p>
          </table:table-cell>
          <table:table-cell office:value-type="float" office:value="247.291656">
            <text:p>247.291656</text:p>
          </table:table-cell>
        </table:table-row>
        <table:table-row table:style-name="ro3">
          <table:table-cell table:number-columns-repeated="4"/>
          <table:table-cell office:value-type="float" office:value="20">
            <text:p>20</text:p>
          </table:table-cell>
          <table:table-cell office:value-type="float" office:value="1.980996">
            <text:p>1.980996</text:p>
          </table:table-cell>
          <table:table-cell office:value-type="float" office:value="1.421189">
            <text:p>1.421189</text:p>
          </table:table-cell>
          <table:table-cell office:value-type="float" office:value="315.497833">
            <text:p>315.497833</text:p>
          </table:table-cell>
          <table:table-cell office:value-type="float" office:value="439.772522">
            <text:p>439.772522</text:p>
          </table:table-cell>
        </table:table-row>
        <table:table-row table:style-name="ro3">
          <table:table-cell table:number-columns-repeated="4"/>
          <table:table-cell office:value-type="float" office:value="50">
            <text:p>50</text:p>
          </table:table-cell>
          <table:table-cell office:value-type="float" office:value="3.61619">
            <text:p>3.61619</text:p>
          </table:table-cell>
          <table:table-cell office:value-type="float" office:value="2.226996">
            <text:p>2.226996</text:p>
          </table:table-cell>
          <table:table-cell office:value-type="float" office:value="432.084595">
            <text:p>432.084595</text:p>
          </table:table-cell>
          <table:table-cell office:value-type="float" office:value="701.617676">
            <text:p>701.617676</text:p>
          </table:table-cell>
        </table:table-row>
        <table:table-row table:style-name="ro3">
          <table:table-cell table:number-columns-repeated="4"/>
          <table:table-cell office:value-type="float" office:value="100">
            <text:p>100</text:p>
          </table:table-cell>
          <table:table-cell office:value-type="float" office:value="5.685997">
            <text:p>5.685997</text:p>
          </table:table-cell>
          <table:table-cell office:value-type="float" office:value="3.819203">
            <text:p>3.819203</text:p>
          </table:table-cell>
          <table:table-cell office:value-type="float" office:value="549.595764">
            <text:p>549.595764</text:p>
          </table:table-cell>
          <table:table-cell office:value-type="float" office:value="818.233459">
            <text:p>818.233459</text:p>
          </table:table-cell>
        </table:table-row>
        <table:table-row table:style-name="ro3">
          <table:table-cell table:number-columns-repeated="4"/>
          <table:table-cell office:value-type="float" office:value="200">
            <text:p>200</text:p>
          </table:table-cell>
          <table:table-cell office:value-type="float" office:value="17.507887">
            <text:p>17.507887</text:p>
          </table:table-cell>
          <table:table-cell office:value-type="float" office:value="17.492081">
            <text:p>17.492081</text:p>
          </table:table-cell>
          <table:table-cell office:value-type="float" office:value="356.981964">
            <text:p>356.981964</text:p>
          </table:table-cell>
          <table:table-cell office:value-type="float" office:value="357.304565">
            <text:p>357.304565</text:p>
          </table:table-cell>
        </table:table-row>
        <table:table-row table:style-name="ro3">
          <table:table-cell table:number-columns-repeated="4"/>
          <table:table-cell office:value-type="float" office:value="500">
            <text:p>500</text:p>
          </table:table-cell>
          <table:table-cell office:value-type="float" office:value="103.514603">
            <text:p>103.514603</text:p>
          </table:table-cell>
          <table:table-cell office:value-type="float" office:value="60.166908">
            <text:p>60.166908</text:p>
          </table:table-cell>
          <table:table-cell office:value-type="float" office:value="150.944885">
            <text:p>150.944885</text:p>
          </table:table-cell>
          <table:table-cell office:value-type="float" office:value="259.694244">
            <text:p>259.694244</text:p>
          </table:table-cell>
        </table:table-row>
        <table:table-row table:style-name="ro3">
          <table:table-cell table:number-columns-repeated="4"/>
          <table:table-cell office:value-type="float" office:value="1024">
            <text:p>1024</text:p>
          </table:table-cell>
          <table:table-cell office:value-type="float" office:value="163.759903">
            <text:p>163.759903</text:p>
          </table:table-cell>
          <table:table-cell office:value-type="float" office:value="74.66819">
            <text:p>74.66819</text:p>
          </table:table-cell>
          <table:table-cell office:value-type="float" office:value="195.408035">
            <text:p>195.408035</text:p>
          </table:table-cell>
          <table:table-cell office:value-type="float" office:value="428.562683">
            <text:p>428.562683</text:p>
          </table:table-cell>
        </table:table-row>
        <table:table-row table:style-name="ro3">
          <table:table-cell table:number-columns-repeated="4"/>
          <table:table-cell office:value-type="float" office:value="2048">
            <text:p>2048</text:p>
          </table:table-cell>
          <table:table-cell office:value-type="float" office:value="177.56601">
            <text:p>177.56601</text:p>
          </table:table-cell>
          <table:table-cell office:value-type="float" office:value="190.344711">
            <text:p>190.344711</text:p>
          </table:table-cell>
          <table:table-cell office:value-type="float" office:value="360.429352">
            <text:p>360.429352</text:p>
          </table:table-cell>
          <table:table-cell office:value-type="float" office:value="336.232086">
            <text:p>336.232086</text:p>
          </table:table-cell>
        </table:table-row>
        <table:table-row table:style-name="ro3">
          <table:table-cell table:number-columns-repeated="4"/>
          <table:table-cell office:value-type="float" office:value="5120">
            <text:p>5120</text:p>
          </table:table-cell>
          <table:table-cell office:value-type="float" office:value="469.813812">
            <text:p>469.813812</text:p>
          </table:table-cell>
          <table:table-cell office:value-type="float" office:value="379.056793">
            <text:p>379.056793</text:p>
          </table:table-cell>
          <table:table-cell office:value-type="float" office:value="340.560455">
            <text:p>340.560455</text:p>
          </table:table-cell>
          <table:table-cell office:value-type="float" office:value="422.100342">
            <text:p>422.100342</text:p>
          </table:table-cell>
        </table:table-row>
        <table:table-row table:style-name="ro3">
          <table:table-cell table:number-columns-repeated="4"/>
          <table:table-cell office:value-type="float" office:value="10240">
            <text:p>10240</text:p>
          </table:table-cell>
          <table:table-cell office:value-type="float" office:value="975.340088">
            <text:p>975.340088</text:p>
          </table:table-cell>
          <table:table-cell office:value-type="float" office:value="948.446289">
            <text:p>948.446289</text:p>
          </table:table-cell>
          <table:table-cell office:value-type="float" office:value="328.090668">
            <text:p>328.090668</text:p>
          </table:table-cell>
          <table:table-cell office:value-type="float" office:value="337.39389">
            <text:p>337.39389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7.766cm" xlink:href="." xlink:type="simple" chart:class="chart:scatter" chart:style-name="ch1">
        <chart:title svg:x="6.971cm" svg:y="0cm" chart:style-name="ch2">
          <text:p>Latency</text:p>
        </chart:title>
        <chart:legend chart:legend-position="end" svg:x="13.089cm" svg:y="3.318cm" style:legend-expansion="high" chart:style-name="ch3"/>
        <chart:plot-area chart:style-name="ch4" chart:data-source-has-labels="both" svg:x="1.312cm" svg:y="0.571cm" svg:width="11.133cm" svg:height="6.592cm">
          <chartooo:coordinate-region svg:x="2.39cm" svg:y="0.779cm" svg:width="9.536cm" svg:height="5.72cm"/>
          <chart:axis chart:dimension="x" chart:name="primary-x" chart:style-name="ch5" chartooo:axis-type="auto">
            <chart:title svg:x="5.378cm" svg:y="7.22cm" chart:style-name="ch6">
              <text:p>message size [Mbps]</text:p>
            </chart:title>
            <chart:categories table:cell-range-address="local-table.$A$2:.$A$14"/>
          </chart:axis>
          <chart:axis chart:dimension="y" chart:name="primary-y" chart:style-name="ch5">
            <chart:title svg:x="0.449cm" svg:y="4.796cm" chart:style-name="ch7">
              <text:p>latency [ms]</text:p>
            </chart:title>
            <chart:grid chart:style-name="ch8" chart:class="major"/>
          </chart:axis>
          <chart:series chart:style-name="ch9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0" chart:values-cell-range-address="local-table.$D$2:.$D$14" chart:label-cell-address="local-table.$D$1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ulated</text:p>
              </table:table-cell>
              <table:table-cell office:value-type="string">
                <text:p>na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022499">
                <text:p>8.022499</text:p>
              </table:table-cell>
              <table:table-cell office:value-type="float" office:value="0.672984">
                <text:p>0.6729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23907">
                <text:p>1.423907</text:p>
              </table:table-cell>
              <table:table-cell office:value-type="float" office:value="1.210594">
                <text:p>1.210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.120614">
                <text:p>2.120614</text:p>
              </table:table-cell>
              <table:table-cell office:value-type="float" office:value="1.42231">
                <text:p>1.42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100515">
                <text:p>2.100515</text:p>
              </table:table-cell>
              <table:table-cell office:value-type="float" office:value="1.26369">
                <text:p>1.26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.980996">
                <text:p>1.980996</text:p>
              </table:table-cell>
              <table:table-cell office:value-type="float" office:value="1.421189">
                <text:p>1.4211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61619">
                <text:p>3.61619</text:p>
              </table:table-cell>
              <table:table-cell office:value-type="float" office:value="2.226996">
                <text:p>2.226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.685997">
                <text:p>5.685997</text:p>
              </table:table-cell>
              <table:table-cell office:value-type="float" office:value="3.819203">
                <text:p>3.819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7.507887">
                <text:p>17.507887</text:p>
              </table:table-cell>
              <table:table-cell office:value-type="float" office:value="17.492081">
                <text:p>17.49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103.514603">
                <text:p>103.514603</text:p>
              </table:table-cell>
              <table:table-cell office:value-type="float" office:value="60.166908">
                <text:p>60.166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63.759903">
                <text:p>163.759903</text:p>
              </table:table-cell>
              <table:table-cell office:value-type="float" office:value="74.66819">
                <text:p>74.668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177.56601">
                <text:p>177.56601</text:p>
              </table:table-cell>
              <table:table-cell office:value-type="float" office:value="190.344711">
                <text:p>190.344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">
                <text:p>5120</text:p>
              </table:table-cell>
              <table:table-cell office:value-type="float" office:value="469.813812">
                <text:p>469.813812</text:p>
              </table:table-cell>
              <table:table-cell office:value-type="float" office:value="379.056793">
                <text:p>379.056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">
                <text:p>10240</text:p>
              </table:table-cell>
              <table:table-cell office:value-type="float" office:value="975.340088">
                <text:p>975.340088</text:p>
              </table:table-cell>
              <table:table-cell office:value-type="float" office:value="948.446289">
                <text:p>948.4462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7.089cm" svg:y="0.314cm" chart:style-name="ch2">
          <text:p>Latency</text:p>
        </chart:title>
        <chart:legend chart:legend-position="end" svg:x="13.09cm" svg:y="3.934cm" style:legend-expansion="high" chart:style-name="ch3"/>
        <chart:plot-area chart:style-name="ch4" chart:data-source-has-labels="both" svg:x="1.314cm" svg:y="1.63cm" svg:width="11.138cm" svg:height="6.225cm">
          <chartooo:coordinate-region svg:x="2.392cm" svg:y="1.839cm" svg:width="9.438cm" svg:height="5.352cm"/>
          <chart:axis chart:dimension="x" chart:name="primary-x" chart:style-name="ch5" chartooo:axis-type="auto">
            <chart:title svg:x="5.29cm" svg:y="8.034cm" chart:style-name="ch6">
              <text:p>message size [Mbps]</text:p>
            </chart:title>
            <chart:categories table:cell-range-address="local-table.$A$2:.$A$14"/>
          </chart:axis>
          <chart:axis chart:dimension="y" chart:name="primary-y" chart:style-name="ch5">
            <chart:title svg:x="0.451cm" svg:y="5.671cm" chart:style-name="ch7">
              <text:p>latency [ms]</text:p>
            </chart:title>
            <chart:grid chart:style-name="ch8" chart:class="major"/>
          </chart:axis>
          <chart:series chart:style-name="ch9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0" chart:values-cell-range-address="local-table.$D$2:.$D$14" chart:label-cell-address="local-table.$D$1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ulated</text:p>
              </table:table-cell>
              <table:table-cell office:value-type="string">
                <text:p>na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022499">
                <text:p>8.022499</text:p>
              </table:table-cell>
              <table:table-cell office:value-type="float" office:value="0.672984">
                <text:p>0.6729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23907">
                <text:p>1.423907</text:p>
              </table:table-cell>
              <table:table-cell office:value-type="float" office:value="1.210594">
                <text:p>1.210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.120614">
                <text:p>2.120614</text:p>
              </table:table-cell>
              <table:table-cell office:value-type="float" office:value="1.42231">
                <text:p>1.42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100515">
                <text:p>2.100515</text:p>
              </table:table-cell>
              <table:table-cell office:value-type="float" office:value="1.26369">
                <text:p>1.26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.980996">
                <text:p>1.980996</text:p>
              </table:table-cell>
              <table:table-cell office:value-type="float" office:value="1.421189">
                <text:p>1.4211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61619">
                <text:p>3.61619</text:p>
              </table:table-cell>
              <table:table-cell office:value-type="float" office:value="2.226996">
                <text:p>2.226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.685997">
                <text:p>5.685997</text:p>
              </table:table-cell>
              <table:table-cell office:value-type="float" office:value="3.819203">
                <text:p>3.819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7.507887">
                <text:p>17.507887</text:p>
              </table:table-cell>
              <table:table-cell office:value-type="float" office:value="17.492081">
                <text:p>17.49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103.514603">
                <text:p>103.514603</text:p>
              </table:table-cell>
              <table:table-cell office:value-type="float" office:value="60.166908">
                <text:p>60.166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63.759903">
                <text:p>163.759903</text:p>
              </table:table-cell>
              <table:table-cell office:value-type="float" office:value="74.66819">
                <text:p>74.668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177.56601">
                <text:p>177.56601</text:p>
              </table:table-cell>
              <table:table-cell office:value-type="float" office:value="190.344711">
                <text:p>190.344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">
                <text:p>5120</text:p>
              </table:table-cell>
              <table:table-cell office:value-type="float" office:value="469.813812">
                <text:p>469.813812</text:p>
              </table:table-cell>
              <table:table-cell office:value-type="float" office:value="379.056793">
                <text:p>379.056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">
                <text:p>10240</text:p>
              </table:table-cell>
              <table:table-cell office:value-type="float" office:value="975.340088">
                <text:p>975.340088</text:p>
              </table:table-cell>
              <table:table-cell office:value-type="float" office:value="948.446289">
                <text:p>948.4462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8.39cm" xlink:href="." xlink:type="simple" chart:class="chart:scatter" chart:style-name="ch1">
        <chart:title svg:x="6.829cm" svg:y="0.651cm" chart:style-name="ch2">
          <text:p>bandwidth</text:p>
        </chart:title>
        <chart:legend chart:legend-position="end" svg:x="13.101cm" svg:y="3.63cm" style:legend-expansion="high" chart:style-name="ch3"/>
        <chart:plot-area chart:style-name="ch4" chart:data-source-has-labels="both" svg:x="1.315cm" svg:y="1.582cm" svg:width="11.146cm" svg:height="5.676cm">
          <chartooo:coordinate-region svg:x="2.393cm" svg:y="1.79cm" svg:width="9.446cm" svg:height="4.804cm"/>
          <chart:axis chart:dimension="x" chart:name="primary-x" chart:style-name="ch5" chartooo:axis-type="auto">
            <chart:title svg:x="5.516cm" svg:y="7.425cm" chart:style-name="ch6">
              <text:p>message size [kb]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5.732cm" chart:style-name="ch8">
              <text:p>bandwidth [Mbps]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D$2:.$D$14" chart:label-cell-address="local-table.$D$1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ulated</text:p>
              </table:table-cell>
              <table:table-cell office:value-type="string">
                <text:p>na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95295">
                <text:p>3.895295</text:p>
              </table:table-cell>
              <table:table-cell office:value-type="float" office:value="46.434975">
                <text:p>46.4349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3.893307">
                <text:p>43.893307</text:p>
              </table:table-cell>
              <table:table-cell office:value-type="float" office:value="51.627541">
                <text:p>51.627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3.681488">
                <text:p>73.681488</text:p>
              </table:table-cell>
              <table:table-cell office:value-type="float" office:value="109.856514">
                <text:p>109.856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48.77301">
                <text:p>148.77301</text:p>
              </table:table-cell>
              <table:table-cell office:value-type="float" office:value="247.291656">
                <text:p>247.291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15.497833">
                <text:p>315.497833</text:p>
              </table:table-cell>
              <table:table-cell office:value-type="float" office:value="439.772522">
                <text:p>439.772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32.084595">
                <text:p>432.084595</text:p>
              </table:table-cell>
              <table:table-cell office:value-type="float" office:value="701.617676">
                <text:p>701.617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49.595764">
                <text:p>549.595764</text:p>
              </table:table-cell>
              <table:table-cell office:value-type="float" office:value="818.233459">
                <text:p>818.233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356.981964">
                <text:p>356.981964</text:p>
              </table:table-cell>
              <table:table-cell office:value-type="float" office:value="357.304565">
                <text:p>357.304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150.944885">
                <text:p>150.944885</text:p>
              </table:table-cell>
              <table:table-cell office:value-type="float" office:value="259.694244">
                <text:p>259.694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95.408035">
                <text:p>195.408035</text:p>
              </table:table-cell>
              <table:table-cell office:value-type="float" office:value="428.562683">
                <text:p>428.562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360.429352">
                <text:p>360.429352</text:p>
              </table:table-cell>
              <table:table-cell office:value-type="float" office:value="336.232086">
                <text:p>336.232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">
                <text:p>5120</text:p>
              </table:table-cell>
              <table:table-cell office:value-type="float" office:value="340.560455">
                <text:p>340.560455</text:p>
              </table:table-cell>
              <table:table-cell office:value-type="float" office:value="422.100342">
                <text:p>422.100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">
                <text:p>10240</text:p>
              </table:table-cell>
              <table:table-cell office:value-type="float" office:value="328.090668">
                <text:p>328.090668</text:p>
              </table:table-cell>
              <table:table-cell office:value-type="float" office:value="337.39389">
                <text:p>337.393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6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number of nodes</text:p>
          </table:table-cell>
          <table:table-cell office:value-type="string">
            <text:p>native</text:p>
          </table:table-cell>
          <table:table-cell office:value-type="string">
            <text:p>simulation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2.000183">
            <text:p>2.000183</text:p>
          </table:table-cell>
          <table:table-cell office:value-type="float" office:value="0.106443">
            <text:p>0.106443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4.843018">
            <text:p>4.843018</text:p>
          </table:table-cell>
          <table:table-cell office:value-type="float" office:value="0.510336">
            <text:p>0.510336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5.260961">
            <text:p>5.260961</text:p>
          </table:table-cell>
          <table:table-cell office:value-type="float" office:value="0.463259">
            <text:p>0.463259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5.658088">
            <text:p>5.658088</text:p>
          </table:table-cell>
          <table:table-cell office:value-type="float" office:value="0.766366">
            <text:p>0.766366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7.133344">
            <text:p>7.133344</text:p>
          </table:table-cell>
          <table:table-cell office:value-type="float" office:value="1.760902">
            <text:p>1.760902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8.687277">
            <text:p>8.687277</text:p>
          </table:table-cell>
          <table:table-cell office:value-type="float" office:value="1.155371">
            <text:p>1.155371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12.342397">
            <text:p>12.342397</text:p>
          </table:table-cell>
          <table:table-cell office:value-type="float" office:value="2.80749">
            <text:p>2.80749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9972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4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3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4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latency [ms]</text:p>
          </table:table-cell>
          <table:table-cell/>
          <table:table-cell office:value-type="string">
            <text:p>bandwidth [Mbps]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hunk size [kB]</text:p>
          </table:table-cell>
          <table:table-cell office:value-type="string">
            <text:p>simulation</text:p>
          </table:table-cell>
          <table:table-cell office:value-type="string">
            <text:p>native</text:p>
          </table:table-cell>
          <table:table-cell office:value-type="string">
            <text:p>simulation</text:p>
          </table:table-cell>
          <table:table-cell office:value-type="string">
            <text:p>native</text:p>
          </table:table-cell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float" office:value="9.375405">
            <text:p>9.375405</text:p>
          </table:table-cell>
          <table:table-cell office:value-type="float" office:value="9.396005">
            <text:p>9.396005</text:p>
          </table:table-cell>
          <table:table-cell office:value-type="float" office:value="13.332757">
            <text:p>13.332757</text:p>
          </table:table-cell>
          <table:table-cell office:value-type="float" office:value="13.303527">
            <text:p>13.303527</text:p>
          </table:table-cell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float" office:value="9.831309">
            <text:p>9.831309</text:p>
          </table:table-cell>
          <table:table-cell office:value-type="float" office:value="8.676887">
            <text:p>8.676887</text:p>
          </table:table-cell>
          <table:table-cell office:value-type="float" office:value="25.428963">
            <text:p>25.428963</text:p>
          </table:table-cell>
          <table:table-cell office:value-type="float" office:value="28.812178">
            <text:p>28.812178</text:p>
          </table:table-cell>
        </table:table-row>
        <table:table-row table:style-name="ro3">
          <table:table-cell table:number-columns-repeated="3"/>
          <table:table-cell office:value-type="float" office:value="5">
            <text:p>5</text:p>
          </table:table-cell>
          <table:table-cell office:value-type="float" office:value="11.92162">
            <text:p>11.92162</text:p>
          </table:table-cell>
          <table:table-cell office:value-type="float" office:value="8.958912">
            <text:p>8.958912</text:p>
          </table:table-cell>
          <table:table-cell office:value-type="float" office:value="52.425758">
            <text:p>52.425758</text:p>
          </table:table-cell>
          <table:table-cell office:value-type="float" office:value="69.762939">
            <text:p>69.762939</text:p>
          </table:table-cell>
        </table:table-row>
        <table:table-row table:style-name="ro3">
          <table:table-cell table:number-columns-repeated="3"/>
          <table:table-cell office:value-type="float" office:value="10">
            <text:p>10</text:p>
          </table:table-cell>
          <table:table-cell office:value-type="float" office:value="18.677902">
            <text:p>18.677902</text:p>
          </table:table-cell>
          <table:table-cell office:value-type="float" office:value="8.925796">
            <text:p>8.925796</text:p>
          </table:table-cell>
          <table:table-cell office:value-type="float" office:value="66.924004">
            <text:p>66.924004</text:p>
          </table:table-cell>
          <table:table-cell office:value-type="float" office:value="140.043533">
            <text:p>140.043533</text:p>
          </table:table-cell>
        </table:table-row>
        <table:table-row table:style-name="ro3">
          <table:table-cell table:number-columns-repeated="3"/>
          <table:table-cell office:value-type="float" office:value="20">
            <text:p>20</text:p>
          </table:table-cell>
          <table:table-cell office:value-type="float" office:value="26.761103">
            <text:p>26.761103</text:p>
          </table:table-cell>
          <table:table-cell office:value-type="float" office:value="9.769201">
            <text:p>9.769201</text:p>
          </table:table-cell>
          <table:table-cell office:value-type="float" office:value="93.419167">
            <text:p>93.419167</text:p>
          </table:table-cell>
          <table:table-cell office:value-type="float" office:value="255.906281">
            <text:p>255.906281</text:p>
          </table:table-cell>
        </table:table-row>
        <table:table-row table:style-name="ro3">
          <table:table-cell table:number-columns-repeated="3"/>
          <table:table-cell office:value-type="float" office:value="50">
            <text:p>50</text:p>
          </table:table-cell>
          <table:table-cell office:value-type="float" office:value="40.758087">
            <text:p>40.758087</text:p>
          </table:table-cell>
          <table:table-cell office:value-type="float" office:value="17.551899">
            <text:p>17.551899</text:p>
          </table:table-cell>
          <table:table-cell office:value-type="float" office:value="153.343811">
            <text:p>153.343811</text:p>
          </table:table-cell>
          <table:table-cell office:value-type="float" office:value="356.086823">
            <text:p>356.086823</text:p>
          </table:table-cell>
        </table:table-row>
        <table:table-row table:style-name="ro3">
          <table:table-cell table:number-columns-repeated="3"/>
          <table:table-cell office:value-type="float" office:value="100">
            <text:p>100</text:p>
          </table:table-cell>
          <table:table-cell office:value-type="float" office:value="72.007301">
            <text:p>72.007301</text:p>
          </table:table-cell>
          <table:table-cell office:value-type="float" office:value="27.817202">
            <text:p>27.817202</text:p>
          </table:table-cell>
          <table:table-cell office:value-type="float" office:value="173.593521">
            <text:p>173.593521</text:p>
          </table:table-cell>
          <table:table-cell office:value-type="float" office:value="449.362244">
            <text:p>449.362244</text:p>
          </table:table-cell>
        </table:table-row>
        <table:table-row table:style-name="ro3">
          <table:table-cell table:number-columns-repeated="3"/>
          <table:table-cell office:value-type="float" office:value="200">
            <text:p>200</text:p>
          </table:table-cell>
          <table:table-cell office:value-type="float" office:value="169.711487">
            <text:p>169.711487</text:p>
          </table:table-cell>
          <table:table-cell office:value-type="float" office:value="101.736191">
            <text:p>101.736191</text:p>
          </table:table-cell>
          <table:table-cell office:value-type="float" office:value="147.308823">
            <text:p>147.308823</text:p>
          </table:table-cell>
          <table:table-cell office:value-type="float" office:value="245.733597">
            <text:p>245.733597</text:p>
          </table:table-cell>
        </table:table-row>
        <table:table-row table:style-name="ro3">
          <table:table-cell table:number-columns-repeated="3"/>
          <table:table-cell office:value-type="float" office:value="500">
            <text:p>500</text:p>
          </table:table-cell>
          <table:table-cell office:value-type="float" office:value="397.578186">
            <text:p>397.578186</text:p>
          </table:table-cell>
          <table:table-cell office:value-type="float" office:value="194.277908">
            <text:p>194.277908</text:p>
          </table:table-cell>
          <table:table-cell office:value-type="float" office:value="157.201782">
            <text:p>157.201782</text:p>
          </table:table-cell>
          <table:table-cell office:value-type="float" office:value="321.704102">
            <text:p>321.704102</text:p>
          </table:table-cell>
        </table:table-row>
        <table:table-row table:style-name="ro3">
          <table:table-cell table:number-columns-repeated="3"/>
          <table:table-cell office:value-type="float" office:value="1024">
            <text:p>1024</text:p>
          </table:table-cell>
          <table:table-cell office:value-type="float" office:value="706.26239">
            <text:p>706.26239</text:p>
          </table:table-cell>
          <table:table-cell office:value-type="float" office:value="1018.518311">
            <text:p>1018.518311</text:p>
          </table:table-cell>
          <table:table-cell office:value-type="float" office:value="181.235764">
            <text:p>181.235764</text:p>
          </table:table-cell>
          <table:table-cell office:value-type="float" office:value="125.672752">
            <text:p>125.672752</text:p>
          </table:table-cell>
        </table:table-row>
        <table:table-row table:style-name="ro3">
          <table:table-cell table:number-columns-repeated="3"/>
          <table:table-cell office:value-type="float" office:value="2048">
            <text:p>2048</text:p>
          </table:table-cell>
          <table:table-cell office:value-type="float" office:value="1494.720459">
            <text:p>1494.720459</text:p>
          </table:table-cell>
          <table:table-cell office:value-type="float" office:value="1954.041626">
            <text:p>1954.041626</text:p>
          </table:table-cell>
          <table:table-cell office:value-type="float" office:value="171.26947">
            <text:p>171.26947</text:p>
          </table:table-cell>
          <table:table-cell office:value-type="float" office:value="131.010513">
            <text:p>131.010513</text:p>
          </table:table-cell>
        </table:table-row>
        <table:table-row table:style-name="ro3">
          <table:table-cell table:number-columns-repeated="3"/>
          <table:table-cell office:value-type="float" office:value="5120">
            <text:p>5120</text:p>
          </table:table-cell>
          <table:table-cell office:value-type="float" office:value="3770.473633">
            <text:p>3770.473633</text:p>
          </table:table-cell>
          <table:table-cell office:value-type="float" office:value="3270.132568">
            <text:p>3270.132568</text:p>
          </table:table-cell>
          <table:table-cell office:value-type="float" office:value="169.739944">
            <text:p>169.739944</text:p>
          </table:table-cell>
          <table:table-cell office:value-type="float" office:value="195.710724">
            <text:p>195.710724</text:p>
          </table:table-cell>
        </table:table-row>
        <table:table-row table:style-name="ro3">
          <table:table-cell table:number-columns-repeated="3"/>
          <table:table-cell office:value-type="float" office:value="10240">
            <text:p>10240</text:p>
          </table:table-cell>
          <table:table-cell office:value-type="float" office:value="7784.272949">
            <text:p>7784.272949</text:p>
          </table:table-cell>
          <table:table-cell office:value-type="float" office:value="5863.815918">
            <text:p>5863.815918</text:p>
          </table:table-cell>
          <table:table-cell office:value-type="float" office:value="164.434113">
            <text:p>164.434113</text:p>
          </table:table-cell>
          <table:table-cell office:value-type="float" office:value="218.287888">
            <text:p>218.287888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